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ONZALES ABANTO, HUB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ONZALES CARDOZO, HUB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ONZALES ABANTO, HUBER ALD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7765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3:28:0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